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4</text:p>
      <text:h text:style-name="Heading_20_1" text:outline-level="1">Summary</text:h>
      <text:p text:style-name="Standard">This tool check every x seconds your public ip adress, if it changes (vpn fall down for example) it stops one or several programs.</text:p>
      <text:h text:style-name="Heading_20_1" text:outline-level="1">Setting</text:h>
      <text:p text:style-name="Standard">- You need to install JAVA 1,8 on your operating system</text:p>
      <text:p text:style-name="Standard">- Download the .jar</text:p>
      <text:p text:style-name="Standard">- Double click on it</text:p>
      <text:p text:style-name="Standard">- Click on the button « Update ip » to get your external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06T18:40:38.24</dc:date>
    <dc:creator>patrice roland</dc:creator>
    <meta:editing-duration>PT12M31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1" meta:paragraph-count="14" meta:word-count="184" meta:character-count="960"/>
  </office:meta>
</office:document-meta>
</file>